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Arial" svg:font-family="Arial" style:font-family-generic="swiss"/>
    <style:font-face style:name="Inconsolata" svg:font-family="Inconsolata" style:font-family-generic="modern" style:font-pitch="fixed"/>
    <style:font-face style:name="LM Roman 10" svg:font-family="'LM Roman 10'" style:font-pitch="variable"/>
    <style:font-face style:name="Linux Libertine" svg:font-family="'Linux Libertine'" style:font-pitch="variable"/>
    <style:font-face style:name="News Cycle1" svg:font-family="'News Cycle'" style:font-pitch="variable"/>
    <style:font-face style:name="News Cycle" svg:font-family="'News Cycle'" style:font-adornments="Normal"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51af0a"/>
    </style:style>
    <style:style style:name="P2" style:family="paragraph" style:parent-style-name="Standard">
      <style:paragraph-properties fo:text-align="start" style:justify-single-word="false"/>
      <style:text-properties style:font-name="Linux Libertine" officeooo:paragraph-rsid="003a8fe6"/>
    </style:style>
    <style:style style:name="P3" style:family="paragraph" style:parent-style-name="Standard">
      <style:text-properties officeooo:paragraph-rsid="00206f64"/>
    </style:style>
    <style:style style:name="P4" style:family="paragraph" style:parent-style-name="Standard">
      <style:text-properties style:font-name="LM Roman 10"/>
    </style:style>
    <style:style style:name="P5" style:family="paragraph" style:parent-style-name="Standard">
      <style:text-properties style:font-name="LM Roman 10" officeooo:rsid="0017df5f"/>
    </style:style>
    <style:style style:name="P6" style:family="paragraph" style:parent-style-name="Standard">
      <style:paragraph-properties fo:text-align="end" style:justify-single-word="false"/>
      <style:text-properties style:font-name="LM Roman 10"/>
    </style:style>
    <style:style style:name="P7" style:family="paragraph" style:parent-style-name="Standard">
      <style:paragraph-properties fo:text-align="end" style:justify-single-word="false"/>
      <style:text-properties style:font-name="LM Roman 10" fo:background-color="#ffff66"/>
    </style:style>
    <style:style style:name="P8" style:family="paragraph" style:parent-style-name="Standard">
      <style:text-properties style:font-name="LM Roman 10" officeooo:rsid="001944e3"/>
    </style:style>
    <style:style style:name="P9" style:family="paragraph" style:parent-style-name="Standard">
      <style:text-properties style:font-name="LM Roman 10" officeooo:paragraph-rsid="00282aa2"/>
    </style:style>
    <style:style style:name="P10" style:family="paragraph" style:parent-style-name="Standard">
      <style:text-properties style:font-name="LM Roman 10" officeooo:rsid="0021efea" officeooo:paragraph-rsid="0021efea"/>
    </style:style>
    <style:style style:name="P11" style:family="paragraph" style:parent-style-name="Standard">
      <style:text-properties style:font-name="LM Roman 10" fo:font-weight="bold" officeooo:paragraph-rsid="0021efea" style:font-weight-asian="bold" style:font-weight-complex="bold"/>
    </style:style>
    <style:style style:name="P12" style:family="paragraph" style:parent-style-name="Standard">
      <style:text-properties style:font-name="LM Roman 10" fo:font-weight="bold" officeooo:paragraph-rsid="0024b860" style:font-weight-asian="bold" style:font-weight-complex="bold"/>
    </style:style>
    <style:style style:name="P13" style:family="paragraph" style:parent-style-name="Standard">
      <style:text-properties style:font-name="LM Roman 10" officeooo:paragraph-rsid="0021efea"/>
    </style:style>
    <style:style style:name="P14" style:family="paragraph" style:parent-style-name="Standard">
      <style:text-properties style:font-name="LM Roman 10" officeooo:paragraph-rsid="0051af0a"/>
    </style:style>
    <style:style style:name="P15" style:family="paragraph" style:parent-style-name="Standard">
      <style:paragraph-properties fo:margin-left="0.4925in" fo:margin-right="0in" fo:text-indent="0in" style:auto-text-indent="false"/>
    </style:style>
    <style:style style:name="P16" style:family="paragraph" style:parent-style-name="Standard">
      <style:paragraph-properties fo:margin-left="0.4925in" fo:margin-right="0in" fo:text-indent="0in" style:auto-text-indent="false"/>
      <style:text-properties style:font-name="LM Roman 10"/>
    </style:style>
    <style:style style:name="P17" style:family="paragraph" style:parent-style-name="Standard">
      <style:paragraph-properties fo:margin-left="0.4925in" fo:margin-right="0in" fo:text-indent="0in" style:auto-text-indent="false"/>
      <style:text-properties style:font-name="LM Roman 10" fo:font-weight="bold"/>
    </style:style>
    <style:style style:name="P18" style:family="paragraph" style:parent-style-name="Standard">
      <style:paragraph-properties fo:background-color="transparent">
        <style:background-image/>
      </style:paragraph-properties>
      <style:text-properties style:font-name="LM Roman 10" fo:background-color="transparent"/>
    </style:style>
    <style:style style:name="P19" style:family="paragraph" style:parent-style-name="Standard" style:list-style-name="L1">
      <style:text-properties style:font-name="LM Roman 10" officeooo:rsid="0021efea" officeooo:paragraph-rsid="0021efea"/>
    </style:style>
    <style:style style:name="T1" style:family="text">
      <style:text-properties officeooo:rsid="0017df5f"/>
    </style:style>
    <style:style style:name="T2" style:family="text">
      <style:text-properties officeooo:rsid="001944e3"/>
    </style:style>
    <style:style style:name="T3" style:family="text">
      <style:text-properties officeooo:rsid="001cabf3"/>
    </style:style>
    <style:style style:name="T4" style:family="text">
      <style:text-properties officeooo:rsid="001cabf3" fo:background-color="#ffff99"/>
    </style:style>
    <style:style style:name="T5" style:family="text">
      <style:text-properties officeooo:rsid="001944e3" fo:background-color="#ffff99"/>
    </style:style>
    <style:style style:name="T6" style:family="text">
      <style:text-properties officeooo:rsid="0021efea"/>
    </style:style>
    <style:style style:name="T7" style:family="text">
      <style:text-properties officeooo:rsid="0024b860"/>
    </style:style>
    <style:style style:name="T8" style:family="text">
      <style:text-properties style:text-position="super 58%" style:font-name="LM Roman 10" officeooo:rsid="0017df5f" fo:background-color="#ffff66"/>
    </style:style>
    <style:style style:name="T9" style:family="text">
      <style:text-properties officeooo:rsid="0036357f"/>
    </style:style>
    <style:style style:name="T10" style:family="text">
      <style:text-properties officeooo:rsid="00365d4b"/>
    </style:style>
    <style:style style:name="T11" style:family="text">
      <style:text-properties officeooo:rsid="00399f26"/>
    </style:style>
    <style:style style:name="T12" style:family="text">
      <style:text-properties style:font-name="LM Roman 10"/>
    </style:style>
    <style:style style:name="T13" style:family="text">
      <style:text-properties style:font-name="LM Roman 10" officeooo:rsid="00206f64"/>
    </style:style>
    <style:style style:name="T14" style:family="text">
      <style:text-properties style:font-name="LM Roman 10" officeooo:rsid="0029e7eb"/>
    </style:style>
    <style:style style:name="T15" style:family="text">
      <style:text-properties style:font-name="LM Roman 10" officeooo:rsid="00268381"/>
    </style:style>
    <style:style style:name="T16" style:family="text">
      <style:text-properties style:font-name="LM Roman 10" officeooo:rsid="0017df5f"/>
    </style:style>
    <style:style style:name="T17" style:family="text">
      <style:text-properties style:font-name="LM Roman 10" fo:font-style="italic"/>
    </style:style>
    <style:style style:name="T18" style:family="text">
      <style:text-properties style:font-name="LM Roman 10" officeooo:rsid="0017df5f" fo:background-color="#ffff66"/>
    </style:style>
    <style:style style:name="T19" style:family="text">
      <style:text-properties style:font-name="LM Roman 10" officeooo:rsid="0054dc86"/>
    </style:style>
    <style:style style:name="T20" style:family="text">
      <style:text-properties style:font-name="LM Roman 10" officeooo:rsid="004d7c4d"/>
    </style:style>
    <style:style style:name="T21" style:family="text">
      <style:text-properties officeooo:rsid="004d7c4d"/>
    </style:style>
    <style:style style:name="T22" style:family="text">
      <style:text-properties officeooo:rsid="004f3561"/>
    </style:style>
    <style:style style:name="T23" style:family="text">
      <style:text-properties officeooo:rsid="00512e99" fo:background-color="#ffff66"/>
    </style:style>
    <style:style style:name="T24" style:family="text">
      <style:text-properties officeooo:rsid="004d7c4d" fo:background-color="#ffff66"/>
    </style:style>
    <style:style style:name="T25" style:family="text">
      <style:text-properties officeooo:rsid="0053ab4a"/>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om:</text:p>
      <text:p text:style-name="P5">Alexandre Leray and Stéphanie Vilayphiou</text:p>
      <text:p text:style-name="P4"><text:span text:style-name="T1">Munthofstraat 27, 1060 Brussel</text:span><text:span text:style-name="T9">s</text:span><text:span text:style-name="T1">, Belgi</text:span><text:span text:style-name="T9">um</text:span></text:p>
      <text:p text:style-name="P5"/>
      <text:p text:style-name="P6"><text:span text:style-name="T1">To: </text:span><text:span text:style-name="T4">[</text:span><text:span text:style-name="T5">Name</text:span><text:span text:style-name="T4">]</text:span></text:p>
      <text:p text:style-name="P7"><text:span text:style-name="T3">[</text:span><text:span text:style-name="T2">Address</text:span><text:span text:style-name="T3">]</text:span></text:p>
      <text:p text:style-name="P8"/>
      <text:p text:style-name="P4"><text:span text:style-name="T2">Object: Authorization </text:span><text:span text:style-name="T11">request </text:span><text:span text:style-name="T10">to</text:span><text:span text:style-name="T2"> republi</text:span><text:span text:style-name="T10">sh</text:span><text:span text:style-name="T2"> </text:span><text:span text:style-name="T4">[Title]</text:span></text:p>
      <text:p text:style-name="P8"/>
      <text:p text:style-name="P4"><text:span text:style-name="T3">Dear </text:span><text:span text:style-name="T4">[</text:span><text:span text:style-name="T5">Name</text:span><text:span text:style-name="T4">]</text:span><text:span text:style-name="T3">,</text:span></text:p>
      <text:p text:style-name="P9">we are Stéphanie Vilayphiou and Alexandre Leray, graphic designers from Brussels, part of the collective Open Source Publishing.</text:p>
      <text:section text:style-name="Sect1" text:name="magicdomid5">
        <text:p text:style-name="P4"><text:line-break/></text:p>
      </text:section>
      <text:section text:style-name="Sect1" text:name="magicdomid94">
        <text:p text:style-name="P4">We are very much interested in re-publishing your article <text:span text:style-name="T24">[TITLE] </text:span><text:span text:style-name="T21">in a</text:span> reader about the mutual influence of tools, practice and free culture in graphic design.</text:p>
      </text:section>
      <text:section text:style-name="Sect1" text:name="magicdomid7">
        <text:p text:style-name="Standard"><text:span text:style-name="T12"><text:line-break/>This reader is one of the outcomes of a two years research program, entitled Libre Graphics Research Unit (LGRU </text:span><text:span text:style-name="T20">–</text:span><text:span text:style-name="T12"> </text:span><text:a xlink:type="simple" xlink:href="http://lgru.net/"><text:span text:style-name="T20">http://lgru.net/</text:span></text:a><text:span text:style-name="T12">) and conducted by Constant (</text:span><text:a xlink:type="simple" xlink:href="http://constantvzw.org/%29"><text:span text:style-name="T12">http://constantvzw.org/)</text:span></text:a><text:span text:style-name="T12">, a Belgian association for art and media, in collaboration with three other European media labs:  MediaLab Prado (Madrid/Spain), Worm (Rotterdam/The Netherlands) and Piksel (Bergen/Norway).</text:span></text:p>
      </text:section>
      <text:section text:style-name="Sect1" text:name="magicdomid9">
        <text:p text:style-name="P4"/>
      </text:section>
      <text:section text:style-name="Sect1" text:name="magicdomid10">
        <text:p text:style-name="P4">Here's an introduction to the project:</text:p>
      </text:section>
      <text:section text:style-name="Sect1" text:name="magicdomid12">
        <text:p text:style-name="P17">Tools shape practice</text:p>
      </text:section>
      <text:section text:style-name="Sect1" text:name="magicdomid173">
        <text:p text:style-name="P16">Contemporary creative work depends largely on digital tools. These tools are cultural objects themselves, and constitute a vital part of creative practice. Because digital tools often suffer from overdetermined functionality and are full of conventions about the way things "ought" to be done, it is important that practitioners take part in their construction. Unavoidably shaped by conventional models of production and distribution, tools condition creative practice in terms of divisions of labour, vocabulary and medium.</text:p>
      </text:section>
      <text:section text:style-name="Sect1" text:name="magicdomid16">
        <text:p text:style-name="P15"><text:span text:style-name="T12">From </text:span><text:a xlink:type="simple" xlink:href="http://ospublish.constantvzw.org/lab/wiki/index.php/Projectdescription"><text:span text:style-name="T17">http://ospublish.constantvzw.org/lab/wiki/index.php/Projectdescription</text:span></text:a></text:p>
      </text:section>
      <text:section text:style-name="Sect1" text:name="magicdomid17">
        <text:p text:style-name="P18"/>
        <text:p text:style-name="P18"><text:span text:style-name="T23">[UN PARAGRAPHE À PROPOS DU TEXTE EN QUESTION]</text:span><text:line-break/>We would like to republish your text because it traces the many roots a familiar media-authoring software like Photoshop has and, more generally speaking, how software is creating new species of media. We are also interested in vocabulary and how it opens up or closes down the imagination of its practi<text:span text:style-name="T22">t</text:span>ioners. Your text would then be part of a chapter temporarily entitled "The Making of the Standards, Shared Vocabularies" which questions the conceptions and the nego<text:span text:style-name="T22">t</text:span>iations of standards and vocabularies. Please find attached a work-in-progress table of contents of the reader.</text:p>
      </text:section>
      <text:section text:style-name="Sect1" text:name="magicdomid19">
        <text:p text:style-name="Standard"><text:soft-page-break/><text:span text:style-name="T12"><text:line-break/>This reader aims at providing design students and young professionals with accessible theory so that they can put the radical changes that are taking place in their profession, into perspective. It tries to connect the north and the south of Europe, especially the Netherlands, France and Spain (although the table of content doesn't reflect yet the inclusion of Spanish contributions). It will be embodied in a website (currently in progress) so that its content can be disseminated more easily, but also be enriched by future contributions (republished or original texts, translations, reviews). It will then hopefully be published in a printed form by Éditions B42 (</text:span><text:a xlink:type="simple" xlink:href="http://editions-b42.com/"><text:span text:style-name="T17">http://editions-b42.com</text:span></text:a><text:span text:style-name="T12">)</text:span><text:span text:style-name="T12"> bringing another seizure of the texts, another type of accessibility and distribution: we will try to spread a maximum of copies in European art and design schools.</text:span></text:p>
      </text:section>
      <text:section text:style-name="Sect1" text:name="magicdomid21">
        <text:p text:style-name="P4"><text:line-break/>Publishing on the web and in schools eventually leads us to the question of licensing. For what we aim for, it is crucial that all the documents of the reader are freely accessible, reproducible and derivable (otherwise, for instance, translation is not possible). Practically, it means that the contributions will be released under Open license at least, Free license at most. Therefore, we would like to know if you're willing to let us republish your article <text:span text:style-name="T25">and under what license.</text:span></text:p>
      </text:section>
      <text:section text:style-name="Sect1" text:name="magicdomid185">
        <text:p text:style-name="P4"/>
      </text:section>
      <text:p text:style-name="P3"><text:span text:style-name="Teletype"><text:span text:style-name="T13">Here </text:span></text:span><text:span text:style-name="Teletype"><text:span text:style-name="T14">a</text:span></text:span><text:span text:style-name="Teletype"><text:span text:style-name="T13">r</text:span></text:span><text:span text:style-name="Teletype"><text:span text:style-name="T14">e t</text:span></text:span><text:span text:style-name="Teletype"><text:span text:style-name="T13">he different Creative Comm</text:span></text:span><text:span text:style-name="Teletype"><text:span text:style-name="T15">ons p</text:span></text:span><text:span text:style-name="Teletype"><text:span text:style-name="T13">ossibilities </text:span></text:span><text:span text:style-name="Teletype"><text:span text:style-name="T15">we </text:span></text:span><text:span text:style-name="Teletype"><text:span text:style-name="T19">can </text:span></text:span><text:span text:style-name="Teletype"><text:span text:style-name="T15">suggest you</text:span></text:span><text:span text:style-name="Teletype"><text:span text:style-name="T13">:</text:span></text:span></text:p>
      <text:list xml:id="list1080105651" text:style-name="L1">
        <text:list-header>
          <text:p text:style-name="P19"/>
        </text:list-header>
      </text:list>
      <text:p text:style-name="P11"><text:span text:style-name="T6">CC-BY-SA </text:span><text:span text:style-name="T7">: Creative Commons – Attribution - Share Alike</text:span></text:p>
      <text:p text:style-name="P13"><text:span text:style-name="T6">This license lets others remix, tweak, and build upon your work even for commercial purposes, as long as they credit you and license their new creations under the identical terms. This license is often compared to “copyleft” free and open source software licenses. All new works based on yours will carry the same license, so any derivatives will also allow </text:span><text:span text:style-name="T6">commercial use. This is the license used by Wikipedia, and is recommended for materials that would benefit from incorporating content from Wikipedia and similarly licensed projects. </text:span></text:p>
      <text:p text:style-name="P10"/>
      <text:p text:style-name="P12"><text:span text:style-name="T6">CC-BY-ND : </text:span><text:span text:style-name="T7">Creative Commons – Attribution - Non Derivative</text:span></text:p>
      <text:p text:style-name="P10">This license allows for redistribution, commercial and non-commercial, as long as it is passed along unchanged and in whole, with credit to you. </text:p>
      <text:p text:style-name="P10"/>
      <text:p text:style-name="P12"><text:span text:style-name="T6">CC-BY-NC-SA : </text:span><text:span text:style-name="T7">Creative Commons – Attribution - Non Commercial – Share Alike </text:span></text:p>
      <text:p text:style-name="P10">This license lets others remix, tweak, and build upon your work non-commercially, as long as they credit you and license their new creations under the identical terms. </text:p>
      <text:p text:style-name="P10"/>
      <text:p text:style-name="P12"><text:span text:style-name="T6">CC-BY-NC-ND : </text:span><text:span text:style-name="T7">Creative Commons – Attribution – Non Commercial - Non Derivative</text:span></text:p>
      <text:p text:style-name="P10">This license is the most restrictive of our six main licenses, only allowing others to <text:soft-page-break/>download your works and share them with others as long as they credit you, but they can’t change them in any way or use them commercially. </text:p>
      <text:p text:style-name="P1"><text:span text:style-name="Teletype"><text:span text:style-name="T12"><text:line-break/>We hope this project will draw your attention; don't hesitate to request more information about it. </text:span></text:span><text:span text:style-name="T12">Thank you for your attention, we hope to hear from you soon.</text:span></text:p>
      <text:section text:style-name="Sect1" text:name="magicdomid26">
        <text:p text:style-name="P14"/>
        <text:p text:style-name="P14">Best,</text:p>
      </text:section>
      <text:p text:style-name="P1"><text:span text:style-name="Teletype"><text:span text:style-name="T12">Stéphanie and Alexandre</text:span></text:span></text:p>
      <text:p text:style-name="P2"><text:span text:style-name="Teletype"><text:span text:style-name="T16">Brussels, </text:span></text:span><text:span text:style-name="Teletype"><text:span text:style-name="T18">20</text:span></text:span><text:span text:style-name="Teletype"><text:span text:style-name="T8">th</text:span></text:span><text:span text:style-name="Teletype"><text:span text:style-name="T16"> November 20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Arial" svg:font-family="Arial" style:font-family-generic="swiss"/>
    <style:font-face style:name="Inconsolata" svg:font-family="Inconsolata" style:font-family-generic="modern" style:font-pitch="fixed"/>
    <style:font-face style:name="LM Roman 10" svg:font-family="'LM Roman 10'" style:font-pitch="variable"/>
    <style:font-face style:name="Linux Libertine" svg:font-family="'Linux Libertine'" style:font-pitch="variable"/>
    <style:font-face style:name="News Cycle1" svg:font-family="'News Cycle'" style:font-pitch="variable"/>
    <style:font-face style:name="News Cycle" svg:font-family="'News Cycle'" style:font-adornments="Normal"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 Cycle" fo:font-weight="normal"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Inconsolata" style:font-name-asian="Inconsolata" style:font-name-complex="Inconsolat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0T17:27:21</meta:creation-date>
    <dc:date>2012-12-10T15:52:32</dc:date>
    <meta:editing-duration>P1DT10H33M</meta:editing-duration>
    <meta:editing-cycles>55</meta:editing-cycles>
    <meta:generator>LibreOffice/3.6$Linux_X86_64 LibreOffice_project/360m1$Build-3</meta:generator>
    <meta:document-statistic meta:table-count="0" meta:image-count="0" meta:object-count="0" meta:page-count="3" meta:paragraph-count="31" meta:word-count="780" meta:character-count="5095" meta:non-whitespace-character-count="4334"/>
  </office:meta>
</office:document-meta>
</file>